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 draw:auto-grow-height="false" fo:min-height="2.898cm" fo:min-width="0.727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cm" svg:height="10cm" draw:transform="skewX (-3.72417297208683E-017) rotate (-0.349065850398866) translate (5.111cm 2.326cm)">
          <text:p/>
          <draw:enhanced-geometry svg:viewBox="0 0 640 861" draw:text-areas="257 295 414 566" draw:mirror-vertical="true" draw:type="non-primitive" draw:enhanced-path="M 640 233 L 221 293 506 12 367 0 29 406 431 347 145 645 99 520 0 861 326 765 209 711 640 233 640 233 Z N"/>
        </draw:custom-shape>
        <draw:custom-shape draw:style-name="gr1" draw:text-style-name="P1" draw:layer="layout" svg:width="5cm" svg:height="10cm" draw:transform="skewX (3.72417297208683E-017) rotate (0.349065850398866) translate (18.189cm 4.036cm)">
          <text:p/>
          <draw:enhanced-geometry svg:viewBox="0 0 640 861" draw:text-areas="257 295 414 566" draw:mirror-vertical="true" draw:mirror-horizontal="true" draw:type="non-primitive" draw:enhanced-path="M 640 233 L 221 293 506 12 367 0 29 406 431 347 145 645 99 520 0 861 326 765 209 711 640 233 640 233 Z N"/>
        </draw:custom-shape>
        <draw:custom-shape draw:style-name="gr1" draw:text-style-name="P1" draw:layer="layout" svg:width="5cm" svg:height="10cm" draw:transform="skewX (-3.72417297208683E-017) rotate (-0.349065850398866) translate (13.361cm 2.326cm)">
          <text:p/>
          <draw:enhanced-geometry svg:viewBox="0 0 640 861" draw:text-areas="257 295 414 566" draw:mirror-horizontal="true" draw:type="non-primitive" draw:enhanced-path="M 640 233 L 221 293 506 12 367 0 29 406 431 347 145 645 99 520 0 861 326 765 209 711 640 233 640 233 Z N"/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8.875cm" svg:height="1.085cm" svg:x="9.576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20.0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1.4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5T19:56:14.628008415</meta:creation-date>
    <dc:date>2017-08-26T14:29:33.034234070</dc:date>
    <meta:editing-duration>PT8M13S</meta:editing-duration>
    <meta:editing-cycles>2</meta:editing-cycles>
    <meta:generator>LibreOffice/5.4.0.3$Linux_X86_64 LibreOffice_project/40m0$Build-3</meta:generator>
    <meta:document-statistic meta:object-count="26"/>
  </office:meta>
</office:document-meta>
</file>